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5.8646in" fo:margin-left="0.4799in" fo:margin-right="-0.0042in" table:align="margins" style:writing-mode="lr-tb"/>
    </style:style>
    <style:style style:name="OfficerTable.A" style:family="table-column">
      <style:table-column-properties style:column-width="2.0104in" style:rel-column-width="22465*"/>
    </style:style>
    <style:style style:name="OfficerTable.B" style:family="table-column">
      <style:table-column-properties style:column-width="3.8542in" style:rel-column-width="43070*"/>
    </style:style>
    <style:style style:name="OfficerTable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.25in" fo:margin-bottom="0.1665in" fo:line-height="115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6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Bookman Old Style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21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22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8"><draw:custom-shape text:anchor-type="char" draw:z-index="0" draw:style-name="gr1" draw:text-style-name="P24" svg:width="4.8378in" svg:height="1.6748in" svg:x="0.9535in" svg:y="0.1047in"><text:p text:style-name="P23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20"/>
      <text:p text:style-name="P20"/>
      <text:p text:style-name="P20"/>
      <text:p text:style-name="P20"/>
      <text:p text:style-name="P19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1621 Central Avenue, Cheyenne, Wyoming 82001.</text:p>
      <text:p text:style-name="P5">Article III</text:p>
      <text:p text:style-name="P6"><text:span text:style-name="T4">T</text:span><text:span text:style-name="T1">he principal office of the corporation is located at: 1621 Central Avenue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9">The names and addresses of the initial directors are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16">Name</text:p>
            </table:table-cell>
            <table:table-cell table:style-name="OfficerTable.A1" office:value-type="string">
              <text:p text:style-name="P16">Address</text:p>
            </table:table-cell>
          </table:table-row>
        </table:table-header-rows>
        <table:table-row>
          <table:table-cell table:style-name="OfficerTable.A1" office:value-type="string">
            <text:p text:style-name="P17">Wyoming Executive Management Corp.</text:p>
          </table:table-cell>
          <table:table-cell table:style-name="OfficerTable.A1" office:value-type="string">
            <text:p text:style-name="P17">1621 Central Avenue, Cheyenne, Wyoming 82001</text:p>
          </table:table-cell>
        </table:table-row>
      </table:table>
      <text:p text:style-name="P5"><text:bookmark-start text:name="Officers"/>Article VII<text:bookmark-end text:name="Officers"/></text:p>
      <text:p text:style-name="P4">The name and address of the incorporator of the corporation is WyomingRegisteredAgent.com, Inc., 1621 Central Avenue, Cheyenne, Wyoming 82001.</text:p>
      <text:p text:style-name="P6"/>
      <text:p text:style-name="P15"><text:span text:style-name="T1">___________________________________<text:tab/></text:span><text:span text:style-name="T2"><text:date style:data-style-name="N116" text:date-value="2012-12-27T14:46:38.08">12/27/2012</text:date></text:span><text:span text:style-name="T1"><text:line-break/>Rose Garcia<text:tab/>Date<text:line-break/>Assistant Secretary<text:line-break/>WyomingRegisteredAgent.com, Inc.</text:span></text:p>
      <text:p text:style-name="P14"/>
      <text:p text:style-name="P13">Consent To Appointment</text:p>
      <text:p text:style-name="P12">by</text:p>
      <text:p text:style-name="P12">Registered Agent</text:p>
      <text:p text:style-name="P11"/>
      <text:p text:style-name="P10"/>
      <text:p text:style-name="P2"><text:span text:style-name="T1">I, WyomingRegisteredAgent.com, Inc., with a registered office located at 1621 Central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2-12-27T14:46:38.08">December 27, 2012</text:date></text:span><text:span text:style-name="T1">.</text:span></text:p>
      <text:p text:style-name="P2"/>
      <text:p text:style-name="P2"/>
      <text:p text:style-name="P21">___________________________________<text:line-break/>Rose Garcia<text:line-break/>Assistant Secretary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5T21:51:00.83</meta:creation-date>
    <meta:editing-cycles>21</meta:editing-cycles>
    <meta:editing-duration>PT50M18S</meta:editing-duration>
    <meta:generator>OpenOffice.org/3.4.1$Win32 OpenOffice.org_project/341m1$Build-9593</meta:generator>
    <meta:initial-creator>Keith Vogt</meta:initial-creator>
    <dc:date>2012-12-27T14:46:38.04</dc:date>
    <meta:document-statistic meta:table-count="1" meta:image-count="0" meta:object-count="0" meta:page-count="3" meta:paragraph-count="29" meta:word-count="257" meta:character-count="1863"/>
  </office:meta>
</office:document-meta>
</file>